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48000000608B50A3FCF5EB7A8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 style:parent-style-name="standard">
      <style:graphic-properties draw:stroke="solid" draw:stroke-dash="Dashed_20__28_var_29__20_71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7150" svg:stroke-width="0.019cm" svg:stroke-color="#008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25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715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84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15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07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715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322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7154" svg:stroke-width="0.019cm" svg:stroke-color="#004c98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7155" svg:stroke-width="0.019cm" svg:stroke-color="#ed7618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715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47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715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64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71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71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71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71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71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71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716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67cm" fo:padding-top="0cm" fo:padding-bottom="0cm" fo:padding-left="0cm" fo:padding-right="0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019cm" svg:stroke-color="#c0598e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2.678cm" fo:min-width="2.432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99cc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c0598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0598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04cm" svg:height="0.304cm" svg:x="9.622cm" svg:y="13.112cm">
            <draw:image xlink:href="Pictures/1000000000000048000000608B50A3FCF5EB7A86.png" xlink:type="simple" xlink:show="embed" xlink:actuate="onLoad">
              <text:p text:style-name="P1"><text:span text:style-name="T1"><text:s/></text:span></text:p>
            </draw:image>
          </draw:frame>
          <draw:ellipse draw:style-name="gr2" draw:text-style-name="P3" draw:layer="layout" svg:width="2.95cm" svg:height="2.946cm" svg:x="9.033cm" svg:y="13.366cm">
            <text:p/>
          </draw:ellipse>
          <draw:line draw:style-name="gr3" draw:text-style-name="P3" draw:layer="layout" svg:x1="9.19cm" svg:y1="14.156cm" svg:x2="11.823cm" svg:y2="15.524cm">
            <text:p/>
          </draw:line>
          <draw:frame draw:style-name="gr4" draw:text-style-name="P5" draw:layer="layout" svg:width="0.225cm" svg:height="0.419cm" svg:x="8.879cm" svg:y="13.803cm">
            <draw:text-box>
              <text:p text:style-name="P4"><text:span text:style-name="T2">E</text:span></text:p>
            </draw:text-box>
          </draw:frame>
          <draw:frame draw:style-name="gr5" draw:text-style-name="P6" draw:layer="layout" svg:width="0.784cm" svg:height="0.669cm" svg:x="9.968cm" svg:y="14.724cm">
            <draw:text-box>
              <text:p text:style-name="P4"><text:span text:style-name="T3">O</text:span></text:p>
            </draw:text-box>
          </draw:frame>
          <draw:frame draw:style-name="gr6" draw:text-style-name="P5" draw:layer="layout" svg:width="0.207cm" svg:height="0.419cm" svg:x="11.887cm" svg:y="15.456cm">
            <draw:text-box>
              <text:p text:style-name="P4"><text:span text:style-name="T2">F</text:span></text:p>
            </draw:text-box>
          </draw:frame>
          <draw:frame draw:style-name="gr7" draw:text-style-name="P5" draw:layer="layout" svg:width="0.322cm" svg:height="0.419cm" svg:x="10.892cm" svg:y="13.059cm">
            <draw:text-box>
              <text:p text:style-name="P4"><text:span text:style-name="T2">M</text:span></text:p>
            </draw:text-box>
          </draw:frame>
          <draw:line draw:style-name="gr8" draw:text-style-name="P7" draw:layer="layout" svg:x1="11.046cm" svg:y1="13.472cm" svg:x2="11.966cm" svg:y2="14.66cm">
            <text:p/>
          </draw:line>
          <draw:line draw:style-name="gr9" draw:text-style-name="P7" draw:layer="layout" svg:x1="10.506cm" svg:y1="14.84cm" svg:x2="11.348cm" svg:y2="16.048cm">
            <text:p/>
          </draw:line>
          <draw:frame draw:style-name="gr10" draw:text-style-name="P5" draw:layer="layout" svg:width="0.747cm" svg:height="0.669cm" svg:x="11.019cm" svg:y="15.973cm">
            <draw:text-box>
              <text:p text:style-name="P4"><text:span text:style-name="T2">A</text:span></text:p>
            </draw:text-box>
          </draw:frame>
          <draw:frame draw:style-name="gr11" draw:text-style-name="P5" draw:layer="layout" svg:width="1.146cm" svg:height="0.669cm" svg:x="9.306cm" svg:y="12.923cm">
            <draw:text-box>
              <text:p text:style-name="P4"><text:span text:style-name="T4">( <text:s/>)</text:span></text:p>
            </draw:text-box>
          </draw:frame>
          <draw:line draw:style-name="gr12" draw:text-style-name="P3" draw:layer="layout" svg:x1="9.875cm" svg:y1="14.41cm" svg:x2="9.875cm" svg:y2="14.605cm">
            <text:p/>
          </draw:line>
          <draw:line draw:style-name="gr13" draw:text-style-name="P3" draw:layer="layout" svg:x1="9.942cm" svg:y1="14.443cm" svg:x2="9.942cm" svg:y2="14.639cm">
            <text:p/>
          </draw:line>
          <draw:line draw:style-name="gr14" draw:text-style-name="P3" draw:layer="layout" svg:x1="11.205cm" svg:y1="15.107cm" svg:x2="11.205cm" svg:y2="15.301cm">
            <text:p/>
          </draw:line>
          <draw:line draw:style-name="gr15" draw:text-style-name="P3" draw:layer="layout" svg:x1="11.268cm" svg:y1="15.139cm" svg:x2="11.268cm" svg:y2="15.335cm">
            <text:p/>
          </draw:line>
          <draw:line draw:style-name="gr16" draw:text-style-name="P3" draw:layer="layout" svg:x1="10.984cm" svg:y1="15.345cm" svg:x2="10.895cm" svg:y2="15.523cm">
            <text:p/>
          </draw:line>
          <draw:line draw:style-name="gr17" draw:text-style-name="P3" draw:layer="layout" svg:x1="11.011cm" svg:y1="15.426cm" svg:x2="10.925cm" svg:y2="15.604cm">
            <text:p/>
          </draw:line>
          <draw:frame draw:style-name="gr18" draw:text-style-name="P5" draw:layer="layout" svg:width="0.267cm" svg:height="0.419cm" svg:x="12.063cm" svg:y="14.442cm">
            <draw:text-box>
              <text:p text:style-name="P4"><text:span text:style-name="T2">N</text:span></text:p>
            </draw:text-box>
          </draw:frame>
          <draw:g>
            <draw:line draw:style-name="gr19" draw:text-style-name="P8" draw:layer="layout" svg:x1="11.287cm" svg:y1="15.991cm" svg:x2="11.407cm" svg:y2="16.111cm">
              <text:p/>
            </draw:line>
            <draw:line draw:style-name="gr19" draw:text-style-name="P8" draw:layer="layout" svg:x1="11.287cm" svg:y1="16.111cm" svg:x2="11.407cm" svg:y2="15.991cm">
              <text:p/>
            </draw:line>
          </draw:g>
          <draw:g>
            <draw:line draw:style-name="gr20" draw:text-style-name="P8" draw:layer="layout" svg:x1="10.451cm" svg:y1="14.777cm" svg:x2="10.571cm" svg:y2="14.897cm">
              <text:p/>
            </draw:line>
            <draw:line draw:style-name="gr20" draw:text-style-name="P8" draw:layer="layout" svg:x1="10.451cm" svg:y1="14.897cm" svg:x2="10.571cm" svg:y2="14.777cm">
              <text:p/>
            </draw:line>
          </draw:g>
          <draw:g>
            <draw:line draw:style-name="gr19" draw:text-style-name="P8" draw:layer="layout" svg:x1="11.757cm" svg:y1="15.457cm" svg:x2="11.877cm" svg:y2="15.577cm">
              <text:p/>
            </draw:line>
            <draw:line draw:style-name="gr19" draw:text-style-name="P8" draw:layer="layout" svg:x1="11.757cm" svg:y1="15.577cm" svg:x2="11.877cm" svg:y2="15.457cm">
              <text:p/>
            </draw:line>
          </draw:g>
          <draw:g>
            <draw:line draw:style-name="gr19" draw:text-style-name="P8" draw:layer="layout" svg:x1="11.912cm" svg:y1="14.599cm" svg:x2="12.032cm" svg:y2="14.719cm">
              <text:p/>
            </draw:line>
            <draw:line draw:style-name="gr19" draw:text-style-name="P8" draw:layer="layout" svg:x1="11.912cm" svg:y1="14.719cm" svg:x2="12.032cm" svg:y2="14.599cm">
              <text:p/>
            </draw:line>
          </draw:g>
          <draw:g>
            <draw:line draw:style-name="gr19" draw:text-style-name="P8" draw:layer="layout" svg:x1="10.989cm" svg:y1="13.412cm" svg:x2="11.109cm" svg:y2="13.532cm">
              <text:p/>
            </draw:line>
            <draw:line draw:style-name="gr19" draw:text-style-name="P8" draw:layer="layout" svg:x1="10.989cm" svg:y1="13.532cm" svg:x2="11.109cm" svg:y2="13.412cm">
              <text:p/>
            </draw:line>
          </draw:g>
          <draw:g>
            <draw:line draw:style-name="gr19" draw:text-style-name="P8" draw:layer="layout" svg:x1="9.144cm" svg:y1="14.096cm" svg:x2="9.264cm" svg:y2="14.216cm">
              <text:p/>
            </draw:line>
            <draw:line draw:style-name="gr19" draw:text-style-name="P8" draw:layer="layout" svg:x1="9.144cm" svg:y1="14.216cm" svg:x2="9.264cm" svg:y2="14.096cm">
              <text:p/>
            </draw:line>
          </draw:g>
          <draw:custom-shape draw:style-name="gr21" draw:text-style-name="P8" draw:layer="layout" svg:width="2.95cm" svg:height="2.95cm" draw:transform="rotate (-0.916821456072621) translate (10.781cm 12.77cm)">
            <text:p/>
            <draw:enhanced-geometry svg:viewBox="0 0 21600 21600" draw:type="block-arc" draw:modifiers="-120.6525134497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7149" draw:display-name="Dashed (var) 7149" draw:style="rect" draw:dots1="1" draw:dots1-length="0.001cm" draw:dots2="1" draw:dots2-length="0.001cm" draw:distance="0.001cm"/>
    <draw:stroke-dash draw:name="Dashed_20__28_var_29__20_7150" draw:display-name="Dashed (var) 7150" draw:style="rect" draw:dots1="1" draw:dots1-length="0.001cm" draw:dots2="1" draw:dots2-length="0.001cm" draw:distance="0.001cm"/>
    <draw:stroke-dash draw:name="Dashed_20__28_var_29__20_7151" draw:display-name="Dashed (var) 7151" draw:style="rect" draw:dots1="1" draw:dots1-length="0.001cm" draw:dots2="1" draw:dots2-length="0.001cm" draw:distance="0.001cm"/>
    <draw:stroke-dash draw:name="Dashed_20__28_var_29__20_7152" draw:display-name="Dashed (var) 7152" draw:style="rect" draw:dots1="1" draw:dots1-length="0.001cm" draw:dots2="1" draw:dots2-length="0.001cm" draw:distance="0.001cm"/>
    <draw:stroke-dash draw:name="Dashed_20__28_var_29__20_7153" draw:display-name="Dashed (var) 7153" draw:style="rect" draw:dots1="1" draw:dots1-length="0.001cm" draw:dots2="1" draw:dots2-length="0.001cm" draw:distance="0.001cm"/>
    <draw:stroke-dash draw:name="Dashed_20__28_var_29__20_7154" draw:display-name="Dashed (var) 7154" draw:style="rect" draw:dots1="1" draw:dots1-length="0.001cm" draw:dots2="1" draw:dots2-length="0.001cm" draw:distance="0.001cm"/>
    <draw:stroke-dash draw:name="Dashed_20__28_var_29__20_7155" draw:display-name="Dashed (var) 7155" draw:style="rect" draw:dots1="1" draw:dots1-length="0.001cm" draw:dots2="1" draw:dots2-length="0.001cm" draw:distance="0.001cm"/>
    <draw:stroke-dash draw:name="Dashed_20__28_var_29__20_7156" draw:display-name="Dashed (var) 7156" draw:style="rect" draw:dots1="1" draw:dots1-length="0.001cm" draw:dots2="1" draw:dots2-length="0.001cm" draw:distance="0.001cm"/>
    <draw:stroke-dash draw:name="Dashed_20__28_var_29__20_7157" draw:display-name="Dashed (var) 7157" draw:style="rect" draw:dots1="1" draw:dots1-length="0.001cm" draw:dots2="1" draw:dots2-length="0.001cm" draw:distance="0.001cm"/>
    <draw:stroke-dash draw:name="Dashed_20__28_var_29__20_7158" draw:display-name="Dashed (var) 7158" draw:style="rect" draw:dots1="1" draw:dots1-length="0.001cm" draw:dots2="1" draw:dots2-length="0.001cm" draw:distance="0.001cm"/>
    <draw:stroke-dash draw:name="Dashed_20__28_var_29__20_7159" draw:display-name="Dashed (var) 7159" draw:style="rect" draw:dots1="1" draw:dots1-length="0.001cm" draw:dots2="1" draw:dots2-length="0.001cm" draw:distance="0.001cm"/>
    <draw:stroke-dash draw:name="Dashed_20__28_var_29__20_7160" draw:display-name="Dashed (var) 7160" draw:style="rect" draw:dots1="1" draw:dots1-length="0.001cm" draw:dots2="1" draw:dots2-length="0.001cm" draw:distance="0.001cm"/>
    <draw:stroke-dash draw:name="Dashed_20__28_var_29__20_7161" draw:display-name="Dashed (var) 7161" draw:style="rect" draw:dots1="1" draw:dots1-length="0.001cm" draw:dots2="1" draw:dots2-length="0.001cm" draw:distance="0.001cm"/>
    <draw:stroke-dash draw:name="Dashed_20__28_var_29__20_7162" draw:display-name="Dashed (var) 7162" draw:style="rect" draw:dots1="1" draw:dots1-length="0.001cm" draw:dots2="1" draw:dots2-length="0.001cm" draw:distance="0.001cm"/>
    <draw:stroke-dash draw:name="Dashed_20__28_var_29__20_7163" draw:display-name="Dashed (var) 7163" draw:style="rect" draw:dots1="1" draw:dots1-length="0.001cm" draw:dots2="1" draw:dots2-length="0.001cm" draw:distance="0.001cm"/>
    <draw:stroke-dash draw:name="Dashed_20__28_var_29__20_7164" draw:display-name="Dashed (var) 7164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32:43.360848925</meta:creation-date>
    <dc:date>2018-02-09T12:33:16.451219330</dc:date>
    <meta:editing-duration>PT33S</meta:editing-duration>
    <meta:editing-cycles>1</meta:editing-cycles>
    <meta:document-statistic meta:object-count="38"/>
    <meta:generator>LibreOffice/6.0.0.3$MacOSX_X86_64 LibreOffice_project/64a0f66915f38c6217de274f0aa8e15618924765</meta:generator>
  </office:meta>
</office:document-meta>
</file>